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5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outline1" style:list-style-name="L4">
      <style:graphic-properties draw:fill-color="#ffffff" draw:auto-grow-height="true" fo:min-height="13.86cm"/>
    </style:style>
    <style:style style:name="pr7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text:enable-numbering="fals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3.6cm" fo:margin-right="0cm" fo:text-indent="-0.6cm"/>
    </style:style>
    <style:style style:name="P10" style:family="paragraph">
      <style:paragraph-properties fo:margin-left="1.2cm" fo:margin-right="0cm" text:enable-numbering="true" fo:text-indent="-0.9cm"/>
    </style:style>
    <style:style style:name="T1" style:family="text">
      <style:text-properties fo:font-size="20pt" fo:font-weight="normal"/>
    </style:style>
    <style:style style:name="T2" style:family="text">
      <style:text-properties fo:font-size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Analysis Concepts</text:p>
          </draw:text-box>
        </draw:frame>
        <draw:frame presentation:style-name="pr4" draw:text-style-name="P5" draw:layer="layout" svg:width="25.199cm" svg:height="13.891cm" svg:x="1.4cm" svg:y="4.914cm" presentation:class="outline" presentation:user-transformed="true">
          <draw:text-box>
            <text:list text:style-name="L2">
              <text:list-item>
                <text:p text:id="id1" text:style-name="P5">Complete understanding of software requirements is essential to project success</text:p>
              </text:list-item>
            </text:list>
            <text:list text:style-name="L2">
              <text:list-item>
                <text:p text:id="id2" text:style-name="P5">Requirements analysis task is a process of discovery, refinement, modeling, and specification</text:p>
              </text:list-item>
            </text:list>
            <text:list text:style-name="L2">
              <text:list-item>
                <text:list>
                  <text:list-item>
                    <text:p text:id="id3" text:style-name="P6">Starting point is the software scope, further refin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" text:style-name="P6">Models of data, information, control flow, and operational behavior are creat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Analysis Concepts</text:p>
          </draw:text-box>
        </draw:frame>
        <draw:frame presentation:style-name="pr4" draw:text-style-name="P5" draw:layer="layout" svg:width="25.199cm" svg:height="14.121cm" svg:x="1.4cm" svg:y="4.914cm" presentation:class="outline" presentation:user-transformed="true">
          <draw:text-box>
            <text:list text:style-name="L2">
              <text:list-item>
                <text:p text:id="id5" text:style-name="P5">Both the developer and the customer plays an active role in requirements analysis and specification</text:p>
              </text:list-item>
            </text:list>
            <text:list text:style-name="L2">
              <text:list-item>
                <text:list>
                  <text:list-item>
                    <text:p text:id="id6" text:style-name="P6">Customer reformulates software function into concrete detai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" text:style-name="P6">Developer acts as interrogator, consultant, and problem solver</text:p>
                  </text:list-item>
                </text:list>
              </text:list-item>
            </text:list>
            <text:list text:style-name="L2">
              <text:list-item>
                <text:p text:id="id8" text:style-name="P5">Requirements analysis and specification requires heavy communication</text:p>
              </text:list-item>
            </text:list>
            <text:list text:style-name="L2">
              <text:list-item>
                <text:list>
                  <text:list-item>
                    <text:p text:id="id9" text:style-name="P6">Misinformation, misinterpretation, ambiguit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Analysis Concept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0" text:style-name="P7">Customer:</text:p>
              </text:list-item>
            </text:list>
            <text:list text:style-name="L2">
              <text:list-item>
                <text:p text:style-name="P7"/>
              </text:list-item>
            </text:list>
            <text:list text:style-name="L2">
              <text:list-item>
                <text:p text:id="id11" text:style-name="P7">'I know you believe you understood what you think I said, but I am not sure you realize that what you heard is not what I meant'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Requirements Analysi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" text:style-name="P5">Bridges the gap between system-level software allocation and software design</text:p>
              </text:list-item>
            </text:list>
            <text:list text:style-name="L2">
              <text:list-item>
                <text:list>
                  <text:list-item>
                    <text:p text:id="id13" text:style-name="P6">System engineer: specify software function and performan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4" text:style-name="P6">Analyst: refine software allocation and build mod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" text:style-name="P6">Software Designer: use models to create desig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Requirements Analysi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6" text:style-name="P5">Areas of effort</text:p>
              </text:list-item>
            </text:list>
            <text:list text:style-name="L3">
              <text:list-item>
                <text:list>
                  <text:list-item>
                    <text:p text:id="id17" text:style-name="P8">Problem recognition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8" text:style-name="P8">Evaluation and synthesi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19" text:style-name="P8">Modeling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20" text:style-name="P8">Specification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21" text:style-name="P8">Review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Requirements Analysi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2" text:style-name="P5">Problem Recognition</text:p>
              </text:list-item>
            </text:list>
            <text:list text:style-name="L2">
              <text:list-item>
                <text:list>
                  <text:list-item>
                    <text:p text:id="id23" text:style-name="P6">Achieved by communicating with the clients</text:p>
                  </text:list-item>
                </text:list>
              </text:list-item>
            </text:list>
            <text:list text:style-name="L2">
              <text:list-item>
                <text:p text:id="id24" text:style-name="P5">Problem Evaluation and Systhesis</text:p>
              </text:list-item>
            </text:list>
            <text:list text:style-name="L2">
              <text:list-item>
                <text:list>
                  <text:list-item>
                    <text:p text:id="id25" text:style-name="P6">Define all externally observable data objects, evaluate flow and content of information, define and elaborate all software functions, etc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6">Solution is synthesized based on the result of evalu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Requirements Analysi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7" text:style-name="P5">Problem Evaluation and Systhesis</text:p>
              </text:list-item>
            </text:list>
            <text:list text:style-name="L2">
              <text:list-item>
                <text:list>
                  <text:list-item>
                    <text:p text:id="id28" text:style-name="P6">Stops when customer and analyst feel confident that software can be adequately specif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9" text:style-name="P6">Focus on 'what'</text:p>
                  </text:list-item>
                </text:list>
              </text:list-item>
            </text:list>
            <text:list text:style-name="L2">
              <text:list-item>
                <text:p text:id="id30" text:style-name="P5">Modeling</text:p>
              </text:list-item>
            </text:list>
            <text:list text:style-name="L2">
              <text:list-item>
                <text:list>
                  <text:list-item>
                    <text:p text:id="id31" text:style-name="P6">Data, functions, f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2" text:style-name="P6">Model serves as foundation of design and creation of the specific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Communication</text:p>
          </draw:text-box>
        </draw:frame>
        <draw:frame presentation:style-name="pr4" draw:text-style-name="P5" draw:layer="layout" svg:width="25.199cm" svg:height="15.467cm" svg:x="1.4cm" svg:y="4.914cm" presentation:class="outline" presentation:user-transformed="true">
          <draw:text-box>
            <text:list text:style-name="L2">
              <text:list-item>
                <text:p text:id="id33" text:style-name="P5">Initiating communication</text:p>
              </text:list-item>
            </text:list>
            <text:list text:style-name="L2">
              <text:list-item>
                <text:list>
                  <text:list-item>
                    <text:p text:id="id34" text:style-name="P6">Initial intevie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5" text:style-name="P9">Ask context-free questions to establish scop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36" text:style-name="P5">Facilitated Application Specification Techniques (FAST)</text:p>
              </text:list-item>
            </text:list>
            <text:list text:style-name="L2">
              <text:list-item>
                <text:list>
                  <text:list-item>
                    <text:p text:id="id37" text:style-name="P6">Forces developers and customers to work as a tea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8" text:style-name="P6">Meeting is conducted in a neutral site with a facilitat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9" text:style-name="P6">Goal is to identify problems and propose solutio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Analysis Principles</text:p>
          </draw:text-box>
        </draw:frame>
        <draw:frame presentation:style-name="pr4" draw:text-style-name="P5" draw:layer="layout" svg:width="25.199cm" svg:height="15.171cm" svg:x="1.4cm" svg:y="4.914cm" presentation:class="outline" presentation:user-transformed="true">
          <draw:text-box>
            <text:list text:style-name="L2">
              <text:list-item>
                <text:p text:id="id40" text:style-name="P5">Information domain of the problem must be represented and understood</text:p>
              </text:list-item>
            </text:list>
            <text:list text:style-name="L2">
              <text:list-item>
                <text:p text:id="id41" text:style-name="P5">Functions that the software is to perform must be defined</text:p>
              </text:list-item>
            </text:list>
            <text:list text:style-name="L2">
              <text:list-item>
                <text:p text:id="id42" text:style-name="P5">Behavior of software must be represented</text:p>
              </text:list-item>
            </text:list>
            <text:list text:style-name="L2">
              <text:list-item>
                <text:p text:id="id43" text:style-name="P5">Models created must be partitioned in a manner that uncovers detail in a layered fashion</text:p>
              </text:list-item>
            </text:list>
            <text:list text:style-name="L2">
              <text:list-item>
                <text:p text:id="id44" text:style-name="P5">Analysis should move from essential to implementation view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Analysis Principles</text:p>
          </draw:text-box>
        </draw:frame>
        <draw:frame presentation:style-name="pr4" draw:text-style-name="P5" draw:layer="layout" svg:width="25.199cm" svg:height="14.354cm" svg:x="1.4cm" svg:y="4.914cm" presentation:class="outline" presentation:user-transformed="true">
          <draw:text-box>
            <text:list text:style-name="L2">
              <text:list-item>
                <text:p text:id="id45" text:style-name="P5">Understand the problem before creating the analysis model</text:p>
              </text:list-item>
            </text:list>
            <text:list text:style-name="L2">
              <text:list-item>
                <text:p text:id="id46" text:style-name="P5">Develop prototypes to understand how human-machine interaction will occur</text:p>
              </text:list-item>
            </text:list>
            <text:list text:style-name="L2">
              <text:list-item>
                <text:p text:id="id47" text:style-name="P5">Record the origin of and reason for every requirement</text:p>
              </text:list-item>
            </text:list>
            <text:list text:style-name="L2">
              <text:list-item>
                <text:p text:id="id48" text:style-name="P5">Use multiple views of requirements</text:p>
              </text:list-item>
            </text:list>
            <text:list text:style-name="L2">
              <text:list-item>
                <text:p text:id="id49" text:style-name="P5">Prioritize requirements</text:p>
              </text:list-item>
            </text:list>
            <text:list text:style-name="L2">
              <text:list-item>
                <text:p text:id="id50" text:style-name="P5">Work to eliminate ambigu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Information Domain</text:p>
          </draw:text-box>
        </draw:frame>
        <draw:frame presentation:style-name="pr4" draw:text-style-name="P5" draw:layer="layout" svg:width="25.199cm" svg:height="15.092cm" svg:x="1.4cm" svg:y="4.914cm" presentation:class="outline" presentation:user-transformed="true">
          <draw:text-box>
            <text:list text:style-name="L2">
              <text:list-item>
                <text:p text:id="id51" text:style-name="P5">Contains data and control </text:p>
              </text:list-item>
            </text:list>
            <text:list text:style-name="L2">
              <text:list-item>
                <text:p text:id="id52" text:style-name="P5">Three views</text:p>
              </text:list-item>
            </text:list>
            <text:list text:style-name="L2">
              <text:list-item>
                <text:list>
                  <text:list-item>
                    <text:p text:id="id53" text:style-name="P6">Information cont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4" text:style-name="P9">Individual data and control object objec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5" text:style-name="P9">ex. paycheck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6">Information fl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7" text:style-name="P9">Represents the manner in which data and control change as each moves through a system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6">Information struc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59" text:style-name="P9">Internal organization of various data and control item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Model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0" text:style-name="P5">Used to gain a better understanding of the actual entity to be built</text:p>
              </text:list-item>
            </text:list>
            <text:list text:style-name="L2">
              <text:list-item>
                <text:p text:id="id61" text:style-name="P5">Focus on what the system must do and not how it does it</text:p>
              </text:list-item>
            </text:list>
            <text:list text:style-name="L2">
              <text:list-item>
                <text:p text:id="id62" text:style-name="P5">Uses graphical notation, portions use text, others use specialized languages</text:p>
              </text:list-item>
            </text:list>
            <text:list text:style-name="L2">
              <text:list-item>
                <text:p text:id="id63" text:style-name="P5">Functional Models and Behavioral Model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Model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4" text:style-name="P5">Roles of models</text:p>
              </text:list-item>
            </text:list>
            <text:list text:style-name="L2">
              <text:list-item>
                <text:list>
                  <text:list-item>
                    <text:p text:id="id65" text:style-name="P6">Aids in understanding the information, function, and behavior of a system, makes requirements analysis more systematic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6" text:style-name="P6">Models become a focal point of review, key to <text:s/>determination of completeness, consistency, and accuracy of specific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6">Model becomes the foundation of desig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artition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8" text:style-name="P5">Decomposes a problem into its constituent parts</text:p>
              </text:list-item>
            </text:list>
            <text:list text:style-name="L2">
              <text:list-item>
                <text:p text:id="id69" text:style-name="P5">Establish a hierarchical representation of information and function</text:p>
              </text:list-item>
            </text:list>
            <text:list text:style-name="L2">
              <text:list-item>
                <text:p text:id="id70" text:style-name="P5">Partition uppermost element by</text:p>
              </text:list-item>
            </text:list>
            <text:list text:style-name="L2">
              <text:list-item>
                <text:list>
                  <text:list-item>
                    <text:p text:id="id71" text:style-name="P6">Exposing increasing detail by moving vertical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2" text:style-name="P6">Decomposing the problem by moving horizontall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<text:tab/><text:tab/>E<text:span text:style-name="T2">ssential and Implementation View</text:span>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3" text:style-name="P5">Essential view</text:p>
              </text:list-item>
            </text:list>
            <text:list text:style-name="L2">
              <text:list-item>
                <text:list>
                  <text:list-item>
                    <text:p text:id="id74" text:style-name="P6">Presents the function to be accomplished and information to be processed without regards to implementation details</text:p>
                  </text:list-item>
                </text:list>
              </text:list-item>
            </text:list>
            <text:list text:style-name="L2">
              <text:list-item>
                <text:p text:id="id75" text:style-name="P5">Implementation View</text:p>
              </text:list-item>
            </text:list>
            <text:list text:style-name="L2">
              <text:list-item>
                <text:list>
                  <text:list-item>
                    <text:p text:id="id76" text:style-name="P6">Presents real-world manifestations of processing functions and information structu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7" text:style-name="P6">Not necessarily the 'how' but represents the current mode of oper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totyp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78" text:style-name="P5">Model of software to be built is developed</text:p>
              </text:list-item>
            </text:list>
            <text:list text:style-name="L2">
              <text:list-item>
                <text:p text:id="id79" text:style-name="P5">Throw-away Prototyping</text:p>
              </text:list-item>
            </text:list>
            <text:list text:style-name="L2">
              <text:list-item>
                <text:list>
                  <text:list-item>
                    <text:p text:id="id80" text:style-name="P6">When requirements are unsta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1" text:style-name="P6">Requirements are ambiguous</text:p>
                  </text:list-item>
                </text:list>
              </text:list-item>
            </text:list>
            <text:list text:style-name="L2">
              <text:list-item>
                <text:p text:id="id82" text:style-name="P5">Evolutionary Prototyping</text:p>
              </text:list-item>
            </text:list>
            <text:list text:style-name="L2">
              <text:list-item>
                <text:list>
                  <text:list-item>
                    <text:p text:id="id83" text:style-name="P6">Stable requir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4" text:style-name="P6">No contradictions in requiremen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totyp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5" text:style-name="P5">Methods and Tools</text:p>
              </text:list-item>
            </text:list>
            <text:list text:style-name="L2">
              <text:list-item>
                <text:list>
                  <text:list-item>
                    <text:p text:id="id86" text:style-name="P6">4G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7" text:style-name="P6">Reusable software compon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8" text:style-name="P6">Formal Specification and Prototyping environmen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pecification</text:p>
          </draw:text-box>
        </draw:frame>
        <draw:frame presentation:style-name="pr4" draw:text-style-name="P5" draw:layer="layout" svg:width="25.199cm" svg:height="14.581cm" svg:x="1.4cm" svg:y="4.914cm" presentation:class="outline" presentation:user-transformed="true">
          <draw:text-box>
            <text:list text:style-name="L2">
              <text:list-item>
                <text:p text:id="id89" text:style-name="P5">May be viewed as a representation process</text:p>
              </text:list-item>
            </text:list>
            <text:list text:style-name="L2">
              <text:list-item>
                <text:p text:id="id90" text:style-name="P5">Some principles</text:p>
              </text:list-item>
            </text:list>
            <text:list text:style-name="L2">
              <text:list-item>
                <text:list>
                  <text:list-item>
                    <text:p text:id="id91" text:style-name="P6">Separate functionality from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2" text:style-name="P6">Establish the context in which software operates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3" text:style-name="P6">Develop cognitive model as perceived by the user commun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4" text:style-name="P6">Must be tolerant of incompletenes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5" text:style-name="P6">Amenable to chang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pecification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96" text:style-name="P5">Representation</text:p>
              </text:list-item>
            </text:list>
            <text:list text:style-name="L2">
              <text:list-item>
                <text:list>
                  <text:list-item>
                    <text:p text:id="id97" text:style-name="P6">Format and content should be relevant to the proble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8" text:style-name="P6">Information contained within the specification should be nes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9" text:style-name="P6">Diagrams and other notational forms should be restricted in number and consistent in u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0" text:style-name="P6">Representations should be revisab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R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1" text:style-name="P5">Software Requirements Specification</text:p>
              </text:list-item>
            </text:list>
            <text:list text:style-name="L2">
              <text:list-item>
                <text:p text:id="id102" text:style-name="P5">Produced at the culmination of the analysis tas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RS</text:p>
          </draw:text-box>
        </draw:frame>
        <draw:frame presentation:style-name="pr6" draw:text-style-name="P10" draw:layer="layout" svg:width="25.199cm" svg:height="13.86cm" svg:x="1.4cm" svg:y="4.914cm" presentation:class="outline">
          <draw:text-box>
            <text:list text:style-name="L4">
              <text:list-item>
                <text:p text:id="id103" text:style-name="P10">Introduction</text:p>
              </text:list-item>
            </text:list>
            <text:list text:style-name="L4" text:continue-numbering="true">
              <text:list-item>
                <text:p text:id="id104" text:style-name="P10">Information Description</text:p>
              </text:list-item>
            </text:list>
            <text:list text:style-name="L4" text:continue-numbering="true">
              <text:list-item>
                <text:p text:id="id105" text:style-name="P10">Functional Description</text:p>
              </text:list-item>
            </text:list>
            <text:list text:style-name="L4" text:continue-numbering="true">
              <text:list-item>
                <text:p text:id="id106" text:style-name="P10">Behavioral Description</text:p>
              </text:list-item>
            </text:list>
            <text:list text:style-name="L4" text:continue-numbering="true">
              <text:list-item>
                <text:p text:id="id107" text:style-name="P10">Validation and Criteria</text:p>
              </text:list-item>
            </text:list>
            <text:list text:style-name="L4" text:continue-numbering="true">
              <text:list-item>
                <text:p text:id="id108" text:style-name="P10">Bibliography</text:p>
              </text:list-item>
            </text:list>
            <text:list text:style-name="L4" text:continue-numbering="true">
              <text:list-item>
                <text:p text:id="id109" text:style-name="P10">Appendix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pecification Review</text:p>
          </draw:text-box>
        </draw:frame>
        <draw:frame presentation:style-name="pr4" draw:text-style-name="P5" draw:layer="layout" svg:width="25.199cm" svg:height="14.221cm" svg:x="1.4cm" svg:y="4.914cm" presentation:class="outline" presentation:user-transformed="true">
          <draw:text-box>
            <text:list text:style-name="L2">
              <text:list-item>
                <text:p text:id="id110" text:style-name="P5">Conducted by both the developer and customer</text:p>
              </text:list-item>
            </text:list>
            <text:list text:style-name="L2">
              <text:list-item>
                <text:p text:id="id111" text:style-name="P5">Check to see whether the specification is complete, consistent, and accurate</text:p>
              </text:list-item>
            </text:list>
            <text:list text:style-name="L2">
              <text:list-item>
                <text:p text:id="id112" text:style-name="P5">Some questions that must be answered</text:p>
              </text:list-item>
            </text:list>
            <text:list text:style-name="L2">
              <text:list-item>
                <text:list>
                  <text:list-item>
                    <text:p text:id="id113" text:style-name="P6">Do stated goals and objectives for software remain consistent with system goals and objective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4" text:style-name="P6">Have all important interfaces to all system elements been described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pecification Review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15" text:style-name="P5">Some questions that must be answered</text:p>
              </text:list-item>
            </text:list>
            <text:list text:style-name="L2">
              <text:list-item>
                <text:list>
                  <text:list-item>
                    <text:p text:id="id116" text:style-name="P6">Is information flow and structure adequately defined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7" text:style-name="P6">Are design constraints realistic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8" text:style-name="P6">Have validation criteria been stated in detail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9" text:style-name="P6">Has the user reviewed the preliminary user's manual or prototype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4.671cm" svg:x="1.4cm" svg:y="4.914cm" presentation:class="outline" presentation:user-transformed="true">
          <draw:text-box>
            <text:list text:style-name="L2">
              <text:list-item>
                <text:p text:id="id120" text:style-name="P5">Requirements analysis is the first technical step in the software engineering process</text:p>
              </text:list-item>
            </text:list>
            <text:list text:style-name="L2">
              <text:list-item>
                <text:p text:id="id121" text:style-name="P5">Software scope is refined into a concrete specification</text:p>
              </text:list-item>
            </text:list>
            <text:list text:style-name="L2">
              <text:list-item>
                <text:p text:id="id122" text:style-name="P5">Analysis must focus on the information, functional, and behavioral domains of a problem</text:p>
              </text:list-item>
            </text:list>
            <text:list text:style-name="L2">
              <text:list-item>
                <text:p text:id="id123" text:style-name="P5">Modeling,partitioning,representation, and specification are importan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7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11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9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2-03T16:43:47</dc:date>
    <dc:language>de-DE</dc:language>
    <meta:editing-cycles>1654</meta:editing-cycles>
    <meta:editing-duration>P1DT17H31M19S</meta:editing-duration>
    <meta:user-defined meta:name="Info 1"/>
    <meta:user-defined meta:name="Info 2"/>
    <meta:user-defined meta:name="Info 3"/>
    <meta:user-defined meta:name="Info 4"/>
    <meta:document-statistic meta:object-count="120"/>
  </office:meta>
</office:document-meta>
</file>